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vent.getFactory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vent.ConfigurationEvent( ServiceReference reference , int type , String factoryPid , Stri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Event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vent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